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solid" draw:fill-color="#00dc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6cm" draw:marker-end-width="0.276cm" draw:fill="solid" draw:fill-color="#ffd320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draw:stroke="dash" draw:stroke-dash="Fine_20_Dashed"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svg:stroke-color="#0000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276cm" draw:marker-end-width="0.276cm" draw:fill="solid" draw:fill-color="#00dcff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0000" draw:marker-start-width="0.276cm" draw:marker-end-width="0.276cm" draw:fill="solid" draw:fill-color="#ffd320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dash" draw:stroke-dash="Fine_20_Dashed" svg:stroke-width="0.051cm" svg:stroke-color="#000000" draw:marker-start-width="0.276cm" draw:marker-end-width="0.276cm" draw:fill="solid" draw:fill-color="#00dcff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967cm" fo:min-width="0cm"/>
    </style:style>
    <style:style style:name="gr12" style:family="graphic" style:parent-style-name="standard">
      <style:graphic-properties svg:stroke-width="0.051cm" svg:stroke-color="#000000" draw:marker-start-width="0.276cm" draw:marker-end-width="0.276cm" draw:fill="solid" draw:fill-color="#000000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objectwithoutfill">
      <style:graphic-properties draw:stroke="dash" draw:stroke-dash="Fine_20_Dashed"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style:style style:name="P3" style:family="paragraph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345cm" svg:height="1.445cm" svg:x="1.497cm" svg:y="2.5cm">
          <text:p text:style-name="P1"><text:span text:style-name="T1">main(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345cm" svg:height="1.445cm" svg:x="22.747cm" svg:y="2.5cm">
          <text:p text:style-name="P1"><text:span text:style-name="T1">ht_prefetch(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344cm" svg:height="1.445cm" svg:x="15.68cm" svg:y="2.5cm">
          <text:p text:style-name="P1"><text:span text:style-name="T1">hotspot_calle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344cm" svg:height="1.445cm" svg:x="8.633cm" svg:y="2.5cm">
          <text:p text:style-name="P1"><text:span text:style-name="T1">hotspot_caller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4.048cm" svg:y1="3.532cm" svg:x2="4.048cm" svg:y2="19.407cm">
          <text:p/>
        </draw:line>
        <draw:line draw:style-name="gr3" draw:text-style-name="P1" draw:layer="layout" svg:x1="25.448cm" svg:y1="3.533cm" svg:x2="25.448cm" svg:y2="19.408cm">
          <text:p/>
        </draw:line>
        <draw:line draw:style-name="gr3" draw:text-style-name="P1" draw:layer="layout" svg:x1="18.448cm" svg:y1="3.533cm" svg:x2="18.448cm" svg:y2="19.408cm">
          <text:p/>
        </draw:line>
        <draw:line draw:style-name="gr3" draw:text-style-name="P1" draw:layer="layout" svg:x1="11.348cm" svg:y1="3.533cm" svg:x2="11.348cm" svg:y2="19.408cm">
          <text:p/>
        </draw:line>
        <draw:custom-shape draw:style-name="gr4" draw:text-style-name="P2" draw:layer="layout" svg:width="1.27cm" svg:height="14.097cm" svg:x="3.44cm" svg:y="4.6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27cm" svg:height="12.193cm" svg:x="24.84cm" svg:y="5.988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4.71cm" svg:y1="5.915cm" svg:x2="24.903cm" svg:y2="5.915cm">
          <text:p/>
        </draw:line>
        <draw:custom-shape draw:style-name="gr6" draw:text-style-name="P2" draw:layer="layout" svg:width="1.27cm" svg:height="11.431cm" svg:x="10.64cm" svg:y="6.75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808cm" svg:y1="7.766cm" svg:x2="24.876cm" svg:y2="7.79cm">
          <text:p/>
        </draw:line>
        <draw:custom-shape draw:style-name="gr7" draw:text-style-name="P2" draw:layer="layout" svg:width="1.27cm" svg:height="4.191cm" svg:x="24.84cm" svg:y="7.7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27cm" svg:height="10.416cm" svg:x="17.84cm" svg:y="7.766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4.877cm" svg:y1="13.067cm" svg:x2="18.809cm" svg:y2="13.091cm">
          <text:p/>
        </draw:line>
        <draw:line draw:style-name="gr5" draw:text-style-name="P1" draw:layer="layout" svg:x1="18.724cm" svg:y1="17.24cm" svg:x2="24.792cm" svg:y2="17.264cm">
          <text:p/>
        </draw:line>
        <draw:custom-shape draw:style-name="gr7" draw:text-style-name="P2" draw:layer="layout" svg:width="1.27cm" svg:height="4.191cm" svg:x="24.841cm" svg:y="13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layer="layout" svg:width="0.934cm" svg:height="1.043cm" svg:x="18.099cm" svg:y="11.965cm">
          <draw:text-box>
            <text:p>...</text:p>
          </draw:text-box>
        </draw:frame>
        <draw:frame draw:style-name="gr8" draw:layer="layout" svg:width="0.934cm" svg:height="1.043cm" svg:x="25.099cm" svg:y="11.966cm">
          <draw:text-box>
            <text:p>...</text:p>
          </draw:text-box>
        </draw:frame>
        <draw:frame draw:style-name="gr8" draw:layer="layout" svg:width="0.934cm" svg:height="1.043cm" svg:x="14.499cm" svg:y="11.967cm">
          <draw:text-box>
            <text:p>...</text:p>
          </draw:text-box>
        </draw:frame>
        <draw:frame draw:style-name="gr8" draw:layer="layout" svg:width="0.934cm" svg:height="1.043cm" svg:x="7.199cm" svg:y="11.967cm">
          <draw:text-box>
            <text:p>...</text:p>
          </draw:text-box>
        </draw:frame>
        <draw:frame draw:style-name="gr8" draw:layer="layout" svg:width="0.934cm" svg:height="1.043cm" svg:x="10.899cm" svg:y="11.968cm">
          <draw:text-box>
            <text:p>...</text:p>
          </draw:text-box>
        </draw:frame>
        <draw:frame draw:style-name="gr8" draw:layer="layout" svg:width="0.934cm" svg:height="1.043cm" svg:x="3.599cm" svg:y="11.969cm">
          <draw:text-box>
            <text:p>...</text:p>
          </draw:text-box>
        </draw:frame>
        <draw:custom-shape draw:style-name="gr6" draw:text-style-name="P2" draw:layer="layout" svg:width="1.27cm" svg:height="4.191cm" svg:x="17.84cm" svg:y="7.76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27cm" svg:height="4.191cm" svg:x="17.841cm" svg:y="13.068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4.711cm" svg:y1="18.215cm" svg:x2="24.904cm" svg:y2="18.215cm">
          <text:p/>
        </draw:line>
        <draw:frame draw:style-name="gr8" draw:text-style-name="P3" draw:layer="layout" svg:width="6.158cm" svg:height="1.043cm" svg:x="4.556cm" svg:y="7.858cm">
          <draw:text-box>
            <text:p><text:span text:style-name="T2">(pseudocall “HT spawn”)</text:span></text:p>
          </draw:text-box>
        </draw:frame>
        <draw:custom-shape draw:style-name="gr9" draw:text-style-name="P2" draw:layer="layout" svg:width="1.27cm" svg:height="9.779cm" svg:x="3.44cm" svg:y="5.953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.043cm" svg:y1="5.953cm" svg:x2="3.44cm" svg:y2="5.953cm">
          <text:p/>
        </draw:line>
        <draw:line draw:style-name="gr10" draw:text-style-name="P1" draw:layer="layout" svg:x1="2.044cm" svg:y1="4.653cm" svg:x2="3.441cm" svg:y2="4.653cm">
          <text:p/>
        </draw:line>
        <draw:line draw:style-name="gr10" draw:text-style-name="P1" draw:layer="layout" svg:x1="2.045cm" svg:y1="15.753cm" svg:x2="3.442cm" svg:y2="15.753cm">
          <text:p/>
        </draw:line>
        <draw:frame draw:style-name="gr11" draw:text-style-name="P3" draw:layer="layout" svg:width="4.96cm" svg:height="1.835cm" svg:x="5.18cm" svg:y="10.569cm">
          <draw:text-box>
            <text:p><text:span text:style-name="T2">ROI, </text:span></text:p>
            <text:p><text:span text:style-name="T2">Detailed Simulation</text:span></text:p>
          </draw:text-box>
        </draw:frame>
        <draw:frame draw:style-name="gr11" draw:text-style-name="P3" draw:layer="layout" svg:width="3.533cm" svg:height="1.217cm" svg:x="5.18cm" svg:y="4.67cm">
          <draw:text-box>
            <text:p><text:span text:style-name="T2">Fast Forward</text:span></text:p>
          </draw:text-box>
        </draw:frame>
        <draw:line draw:style-name="gr5" draw:text-style-name="P1" draw:layer="layout" svg:x1="5.191cm" svg:y1="5.191cm" svg:x2="4.048cm" svg:y2="5.445cm">
          <text:p/>
        </draw:line>
        <draw:line draw:style-name="gr5" draw:text-style-name="P1" draw:layer="layout" svg:x1="5.064cm" svg:y1="10.906cm" svg:x2="4.175cm" svg:y2="10.144cm">
          <text:p/>
        </draw:line>
        <draw:frame draw:style-name="gr11" draw:layer="layout" svg:width="3.669cm" svg:height="1.217cm" svg:x="13.18cm" svg:y="4.871cm">
          <draw:text-box>
            <text:p>(1) Create HT</text:p>
          </draw:text-box>
        </draw:frame>
        <draw:frame draw:style-name="gr11" draw:text-style-name="P1" draw:layer="layout" svg:width="4.003cm" svg:height="1.217cm" svg:x="19.937cm" svg:y="6.834cm">
          <draw:text-box>
            <text:p text:style-name="P1">(2) Wakeup HT</text:p>
          </draw:text-box>
        </draw:frame>
        <draw:frame draw:style-name="gr11" draw:text-style-name="P1" draw:layer="layout" svg:width="4.168cm" svg:height="1.217cm" svg:x="19.939cm" svg:y="16.235cm">
          <draw:text-box>
            <text:p text:style-name="P1">(3) Suspend HT</text:p>
          </draw:text-box>
        </draw:frame>
        <draw:frame draw:style-name="gr11" draw:text-style-name="P1" draw:layer="layout" svg:width="3.901cm" svg:height="1.217cm" svg:x="13.181cm" svg:y="17.272cm">
          <draw:text-box>
            <text:p text:style-name="P1">(4) Destroy HT</text:p>
          </draw:text-box>
        </draw:frame>
        <draw:custom-shape draw:style-name="gr12" draw:text-style-name="P1" draw:layer="layout" svg:width="0.381cm" svg:height="0.381cm" svg:x="4.489cm" svg:y="5.7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6.08cm" svg:y1="7.858cm" svg:x2="5.064cm" svg:y2="6.334cm">
          <text:p/>
        </draw:line>
        <draw:line draw:style-name="gr13" draw:text-style-name="P1" draw:layer="layout" svg:x1="1.508cm" svg:y1="5.572cm" svg:x2="1.508cm" svg:y2="18.907cm">
          <text:p/>
        </draw:line>
        <draw:frame draw:style-name="gr14" draw:layer="layout" svg:width="1.653cm" svg:height="1.043cm" svg:x="1.389cm" svg:y="11.541cm">
          <draw:text-box>
            <text:p>Time</text:p>
          </draw:text-box>
        </draw:frame>
        <draw:line draw:style-name="gr10" draw:text-style-name="P1" draw:layer="layout" svg:x1="26.144cm" svg:y1="7.753cm" svg:x2="27.541cm" svg:y2="7.753cm">
          <text:p/>
        </draw:line>
        <draw:line draw:style-name="gr10" draw:text-style-name="P1" draw:layer="layout" svg:x1="26.145cm" svg:y1="9.153cm" svg:x2="27.542cm" svg:y2="9.153cm">
          <text:p/>
        </draw:line>
        <draw:line draw:style-name="gr10" draw:text-style-name="P1" draw:layer="layout" svg:x1="26.146cm" svg:y1="11.953cm" svg:x2="27.543cm" svg:y2="11.953cm">
          <text:p/>
        </draw:line>
        <draw:frame draw:style-name="gr11" draw:layer="layout" svg:width="2.284cm" svg:height="1.217cm" svg:x="26.16cm" svg:y="7.858cm">
          <draw:text-box>
            <text:p>Prelude</text:p>
          </draw:text-box>
        </draw:frame>
        <draw:frame draw:style-name="gr11" draw:layer="layout" svg:width="1.971cm" svg:height="1.217cm" svg:x="26.16cm" svg:y="9.959cm">
          <draw:text-box>
            <text:p>Stable</text:p>
          </draw:text-box>
        </draw:frame>
        <draw:line draw:style-name="gr10" draw:text-style-name="P1" draw:layer="layout" svg:x1="26.144cm" svg:y1="13.053cm" svg:x2="27.541cm" svg:y2="13.053cm">
          <text:p/>
        </draw:line>
        <draw:line draw:style-name="gr10" draw:text-style-name="P1" draw:layer="layout" svg:x1="26.145cm" svg:y1="14.453cm" svg:x2="27.542cm" svg:y2="14.453cm">
          <text:p/>
        </draw:line>
        <draw:line draw:style-name="gr10" draw:text-style-name="P1" draw:layer="layout" svg:x1="26.146cm" svg:y1="17.253cm" svg:x2="27.543cm" svg:y2="17.253cm">
          <text:p/>
        </draw:line>
        <draw:frame draw:style-name="gr11" draw:layer="layout" svg:width="2.284cm" svg:height="1.217cm" svg:x="26.16cm" svg:y="13.158cm">
          <draw:text-box>
            <text:p>Prelude</text:p>
          </draw:text-box>
        </draw:frame>
        <draw:frame draw:style-name="gr11" draw:layer="layout" svg:width="1.971cm" svg:height="1.217cm" svg:x="26.16cm" svg:y="15.259cm">
          <draw:text-box>
            <text:p>Stable</text:p>
          </draw:text-box>
        </draw:frame>
        <draw:frame draw:style-name="gr11" draw:text-style-name="P1" draw:layer="layout" svg:width="4.193cm" svg:height="1.217cm" svg:x="19.938cm" svg:y="12.035cm">
          <draw:text-box>
            <text:p text:style-name="P1">Synchronizati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n Cai</meta:initial-creator>
    <meta:creation-date>2012-04-12T21:54:32</meta:creation-date>
    <dc:date>2012-09-02T20:32:00</dc:date>
    <meta:editing-duration>PT24M2S</meta:editing-duration>
    <meta:editing-cycles>28</meta:editing-cycles>
    <meta:generator>LibreOffice/3.5$Linux_X86_64 LibreOffice_project/350m1$Build-2</meta:generator>
    <dc:creator>Min Cai</dc:creator>
    <meta:document-statistic meta:object-count="55"/>
  </office:meta>
</office:document-meta>
</file>